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text-properties officeooo:rsid="001c03d9" officeooo:paragraph-rsid="001c03d9"/>
    </style:style>
    <style:style style:name="P2" style:family="paragraph" style:parent-style-name="Heading_20_1">
      <style:text-properties officeooo:rsid="001c03d9" officeooo:paragraph-rsid="001c03d9"/>
    </style:style>
    <style:style style:name="P3" style:family="paragraph" style:parent-style-name="Preformatted_20_Text">
      <style:paragraph-properties fo:margin-top="0in" fo:margin-bottom="0.1965in" loext:contextual-spacing="false"/>
      <style:text-properties officeooo:rsid="001c03d9" officeooo:paragraph-rsid="001cb099"/>
    </style:style>
    <style:style style:name="P4" style:family="paragraph" style:parent-style-name="Text_20_body">
      <style:paragraph-properties fo:margin-top="0in" fo:margin-bottom="0.1965in" loext:contextual-spacing="false"/>
      <style:text-properties officeooo:rsid="001c03d9" officeooo:paragraph-rsid="0021189c"/>
    </style:style>
    <style:style style:name="P5" style:family="paragraph" style:parent-style-name="Heading_20_2">
      <style:paragraph-properties fo:margin-top="0in" fo:margin-bottom="0.1965in" loext:contextual-spacing="false"/>
      <style:text-properties officeooo:rsid="001c03d9" officeooo:paragraph-rsid="0021189c"/>
    </style:style>
    <style:style style:name="P6" style:family="paragraph" style:parent-style-name="Preformatted_20_Text">
      <style:paragraph-properties fo:margin-top="0in" fo:margin-bottom="0.1965in" loext:contextual-spacing="false"/>
      <style:text-properties officeooo:rsid="001c03d9" officeooo:paragraph-rsid="001d3274"/>
    </style:style>
    <style:style style:name="T1" style:family="text">
      <style:text-properties officeooo:rsid="00113456"/>
    </style:style>
    <style:style style:name="T2" style:family="text">
      <style:text-properties officeooo:rsid="001cb099"/>
    </style:style>
    <style:style style:name="T3" style:family="text">
      <style:text-properties officeooo:rsid="001d3274"/>
    </style:style>
    <style:style style:name="T4" style:family="text">
      <style:text-properties officeooo:rsid="002118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Charging bot Usage</text:h>
      <text:h text:style-name="P1" text:outline-level="2">Launching a Simulated Paring Lot</text:h>
      <text:p text:style-name="P3"><text:span text:style-name="Source_20_Text">roslaunch turtlebot_gazebo turtlebot_world.launch world_</text:span><text:a xlink:type="simple" xlink:href="../../../../../../=/home/zxp-s-works/Desktop/Mobile_Rob/Project/gazebo_parking_lot/parking_lot_zxp/p" text:style-name="Internet_20_link" text:visited-style-name="Visited_20_Internet_20_Link"><text:span text:style-name="Source_20_Text">file:=</text:span></text:a><text:bookmark-start text:name="__DdeLink__352_1344798503"/><text:a xlink:type="simple" xlink:href="../../../../../../=/home/zxp-s-works/Desktop/Mobile_Rob/Project/gazebo_parking_lot/parking_lot_zxp/p" text:style-name="Internet_20_link" text:visited-style-name="Visited_20_Internet_20_Link"><text:span text:style-name="Source_20_Text"><text:span text:style-name="T1">/home/zxp-s-works/Desktop/Mobile_Rob/Project/gazebo_parking_lot/parking_lot_zxp/p</text:span></text:span></text:a><text:a xlink:type="simple" xlink:href="../../../../../../=/home/zxp-s-works/Desktop/Mobile_Rob/Project/gazebo_parking_lot/parking_lot_zxp/park" text:style-name="Internet_20_link" text:visited-style-name="Visited_20_Internet_20_Link"><text:span text:style-name="Source_20_Text"><text:span text:style-name="T1">ark</text:span></text:span></text:a><text:span text:style-name="T1">ing_lot</text:span><text:bookmark-end text:name="__DdeLink__352_1344798503"/></text:p>
      <text:h text:style-name="P1" text:outline-level="2">AutoSLAM by explor-lite</text:h>
      <text:p text:style-name="P3"><text:span text:style-name="Source_20_Text"><text:span text:style-name="T2">roslaunch frontier_SLAM gmapping_demo.launch</text:span></text:span></text:p>
      <text:p text:style-name="P3"><text:span text:style-name="Source_20_Text">roslaunch turtlebot_rviz_launchers view_navigation.launch</text:span></text:p>
      <text:p text:style-name="P6"><text:span text:style-name="Source_20_Text"><text:span text:style-name="T3">roslaunch explore_lite explore.launch [or explore_costmap.launch]</text:span></text:span></text:p>
      <text:h text:style-name="P5" text:outline-level="2"><text:span text:style-name="Source_20_Text"><text:span text:style-name="T4">Navigation YAML file tuning</text:span></text:span></text:h>
      <text:p text:style-name="P4"><text:span text:style-name="Source_20_Text"><text:span text:style-name="T4">$ roslaunch rqt_reconfigure rqt_reconfigure</text:span></text:span></text:p>
      <text:h text:style-name="P1" text:outline-level="2">Way-point Navigation</text:h>
      <text:h text:style-name="P1" text:outline-level="2">Car Detection and Recognition</text:h>
      <text:h text:style-name="P1" text:outline-level="2">Camera-Lida Calibration and Registrat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11:18:04.724490811</meta:creation-date>
    <dc:date>2019-12-03T11:21:41.292567663</dc:date>
    <meta:editing-duration>PT19H24M5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44" meta:character-count="551" meta:non-whitespace-character-count="519"/>
  </office:meta>
</office:document-meta>
</file>